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</text:h>
          <text:p text:style-name="Text_20_body"/>
          <text:p text:style-name="Text_20_body_20_indent_20_Organon">Extension for LibreOffice (LO) and OpenOffice (OO)</text:p>
          <text:p text:style-name="Text_20_body_20_indent_20_Organon">testet with Win7 (LO 4.2.0.4 and OO 4.0.1) and Ubuntu 13.10 (LO 4.2.0.4), not testet with OSX 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1">Organon is an organisation </text:p>
          <text:p text:style-name="P1">and navigation-tool for </text:p>
          <text:p text:style-name="P1">OpenOffice and LibreOffice. </text:p>
          <text:p text:style-name="P1"/>
          <text:p text:style-name="P1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58" meta:character-count="422"/>
    <dc:date>2014-07-08T16:42:48.76</dc:date>
    <meta:editing-duration>P0D</meta:editing-duration>
    <meta:editing-cycles>1</meta:editing-cycles>
    <meta:generator>OpenOffice/4.1.0$Win32 OpenOffice.org_project/410m18$Build-9764</meta:generator>
  </office:meta>
</office:document-meta>
</file>